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9375in" style:rel-column-width="9452*"/>
    </style:style>
    <style:style style:name="Table1.B" style:family="table-column">
      <style:table-column-properties style:column-width="4.5979in" style:rel-column-width="46357*"/>
    </style:style>
    <style:style style:name="Table1.C" style:family="table-column">
      <style:table-column-properties style:column-width="0.9646in" style:rel-column-width="972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21dd47" officeooo:paragraph-rsid="0021dd47" style:font-size-asian="12pt" style:font-weight-asian="bold" style:font-name-complex="Calibri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bold" officeooo:rsid="0021dd47" officeooo:paragraph-rsid="0021dd47" style:font-size-asian="12pt" style:font-weight-asian="bold" style:font-name-complex="Calibri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021dd47" officeooo:paragraph-rsid="0021dd47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21dd47" officeooo:paragraph-rsid="0021dd47" style:font-size-asian="12pt" style:font-weight-asian="normal" style:font-name-complex="Calibri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21dd47" officeooo:paragraph-rsid="0021dd47" style:font-size-asian="12pt" style:font-name-complex="Calibri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24edda" officeooo:paragraph-rsid="0024edda" style:font-size-asian="12pt" style:font-name-complex="Calibri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263c33" officeooo:paragraph-rsid="00263c33" style:font-size-asian="12pt" style:font-name-complex="Calibri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2826f7" officeooo:paragraph-rsid="002826f7" style:font-size-asian="12pt" style:font-name-complex="Calibri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29224f" officeooo:paragraph-rsid="0029224f" style:font-size-asian="12pt" style:font-name-complex="Calibri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2b01c8" officeooo:paragraph-rsid="002b01c8" style:font-size-asian="12pt" style:font-name-complex="Calibri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officeooo:rsid="002c4bd9" officeooo:paragraph-rsid="002c4bd9" style:font-size-asian="12pt" style:font-name-complex="Calibri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2e4adb" officeooo:paragraph-rsid="002e4adb" style:font-size-asian="12pt" style:font-name-complex="Calibri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2f3e1b" officeooo:paragraph-rsid="002f3e1b" style:font-size-asian="12pt" style:font-name-complex="Calibri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officeooo:rsid="003388a0" officeooo:paragraph-rsid="003388a0" style:font-size-asian="12pt" style:font-name-complex="Calibri" style:font-size-complex="12pt"/>
    </style:style>
    <style:style style:name="P15" style:family="paragraph" style:parent-style-name="Table_20_Contents">
      <style:paragraph-properties fo:margin-top="0in" fo:margin-bottom="0.111in" style:contextual-spacing="false" fo:line-height="108%" fo:text-align="center" style:justify-single-word="false" style:writing-mode="lr-tb"/>
      <style:text-properties officeooo:paragraph-rsid="0021dd47"/>
    </style:style>
    <style:style style:name="T1" style:family="text">
      <style:text-properties officeooo:rsid="00263c33"/>
    </style:style>
    <style:style style:name="T2" style:family="text">
      <style:text-properties officeooo:rsid="002826f7"/>
    </style:style>
    <style:style style:name="T3" style:family="text">
      <style:text-properties officeooo:rsid="0029224f"/>
    </style:style>
    <style:style style:name="T4" style:family="text">
      <style:text-properties officeooo:rsid="00306b95"/>
    </style:style>
    <style:style style:name="T5" style:family="text">
      <style:text-properties officeooo:rsid="003388a0"/>
    </style:style>
    <style:style style:name="T6" style:family="text">
      <style:text-properties officeooo:rsid="003538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am Hornets – 5/1<text:span text:style-name="T6">8</text:span>/24</text:p>
      <text:p text:style-name="P3">Haris Khan, Kamrul Hassan, Nicholas Logozzo, and Tae Young Ki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Use Case Number</text:p>
          </table:table-cell>
          <table:table-cell table:style-name="Table1.A1" office:value-type="string">
            <text:p text:style-name="P2">Use Case Name</text:p>
            <text:p text:style-name="P2">(1-sentence description of the use case<text:span text:style-name="T4">)</text:span></text:p>
          </table:table-cell>
          <table:table-cell table:style-name="Table1.C1" office:value-type="string">
            <text:p text:style-name="P2">Master Use Case Number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Select state to display (required)</text:p>
          </table:table-cell>
          <table:table-cell table:style-name="Table1.C2" office:value-type="string">
            <text:p text:style-name="P6"><text:span text:style-name="T1">GUI-</text:span>1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Display the current display plan when state is selected (required)</text:p>
          </table:table-cell>
          <table:table-cell table:style-name="Table1.C2" office:value-type="string">
            <text:p text:style-name="P6"><text:span text:style-name="T1">GUI-</text:span>2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State data summary (required)</text:p>
          </table:table-cell>
          <table:table-cell table:style-name="Table1.C2" office:value-type="string">
            <text:p text:style-name="P6"><text:span text:style-name="T1">GUI-</text:span>3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9">Display district plan (required)</text:p>
          </table:table-cell>
          <table:table-cell table:style-name="Table1.C2" office:value-type="string">
            <text:p text:style-name="P9">GUI-8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7">Integrate multiple data sources (required)</text:p>
          </table:table-cell>
          <table:table-cell table:style-name="Table1.C2" office:value-type="string">
            <text:p text:style-name="P7">Prepro-1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7">Integrate enacted plan with dataset (required)</text:p>
          </table:table-cell>
          <table:table-cell table:style-name="Table1.C2" office:value-type="string">
            <text:p text:style-name="P7">Prepro-3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7">Store <text:span text:style-name="T2">pre</text:span>processed data (required)</text:p>
          </table:table-cell>
          <table:table-cell table:style-name="Table1.C2" office:value-type="string">
            <text:p text:style-name="P7">Prepro-4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8">Calculate statewide measures <text:span text:style-name="T3">(required)</text:span></text:p>
          </table:table-cell>
          <table:table-cell table:style-name="Table1.C2" office:value-type="string">
            <text:p text:style-name="P8">Prepro-6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9">Display racial/ethnic distribution of current Assembly (required)</text:p>
          </table:table-cell>
          <table:table-cell table:style-name="Table1.C2" office:value-type="string">
            <text:p text:style-name="P9">GUI-9</text:p>
          </table:table-cell>
        </table:table-row>
        <table:table-row>
          <table:table-cell table:style-name="Table1.A2" office:value-type="string">
            <text:p text:style-name="P5">1<text:span text:style-name="T5">0</text:span></text:p>
          </table:table-cell>
          <table:table-cell table:style-name="Table1.A2" office:value-type="string">
            <text:p text:style-name="P9">Display state assembly table (required)</text:p>
          </table:table-cell>
          <table:table-cell table:style-name="Table1.C2" office:value-type="string">
            <text:p text:style-name="P9">GUI-6</text:p>
          </table:table-cell>
        </table:table-row>
        <table:table-row>
          <table:table-cell table:style-name="Table1.A2" office:value-type="string">
            <text:p text:style-name="P14">11</text:p>
          </table:table-cell>
          <table:table-cell table:style-name="Table1.A2" office:value-type="string">
            <text:p text:style-name="P9">Determine the racial/ethnic distribution of the state Assembly (required)</text:p>
          </table:table-cell>
          <table:table-cell table:style-name="Table1.C2" office:value-type="string">
            <text:p text:style-name="P9">Prepro-8</text:p>
          </table:table-cell>
        </table:table-row>
        <table:table-row>
          <table:table-cell table:style-name="Table1.A2" office:value-type="string">
            <text:p text:style-name="P5">1<text:span text:style-name="T5">2</text:span></text:p>
          </table:table-cell>
          <table:table-cell table:style-name="Table1.A2" office:value-type="string">
            <text:p text:style-name="P10">Determine racial distribution of the State Assembly algorithmically (optional)</text:p>
          </table:table-cell>
          <table:table-cell table:style-name="Table1.C2" office:value-type="string">
            <text:p text:style-name="P10">Prepro-14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9">Display photo of district representative (preferred)</text:p>
          </table:table-cell>
          <table:table-cell table:style-name="Table1.C2" office:value-type="string">
            <text:p text:style-name="P9">GUI-7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11">Filter representative data (optional)</text:p>
          </table:table-cell>
          <table:table-cell table:style-name="Table1.C2" office:value-type="string">
            <text:p text:style-name="P11">GUI-25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11">Display a bar char of opportunity districts in the ensemble (required)</text:p>
          </table:table-cell>
          <table:table-cell table:style-name="Table1.C2" office:value-type="string">
            <text:p text:style-name="P11">GUI-14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11">Identify precinct neighbors (required)</text:p>
          </table:table-cell>
          <table:table-cell table:style-name="Table1.C2" office:value-type="string">
            <text:p text:style-name="P11">Prepro-2</text:p>
          </table:table-cell>
        </table:table-row>
        <text:soft-page-break/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11">Generate data files required for SeaWulf processing (required)</text:p>
          </table:table-cell>
          <table:table-cell table:style-name="Table1.C2" office:value-type="string">
            <text:p text:style-name="P11">Prepro-7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11">Server dispatcher (required)</text:p>
          </table:table-cell>
          <table:table-cell table:style-name="Table1.C2" office:value-type="string">
            <text:p text:style-name="P11">SeaWulf-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11">Run MGGG ReCom algorithm on the SeaWulf (required)</text:p>
          </table:table-cell>
          <table:table-cell table:style-name="Table1.C2" office:value-type="string">
            <text:p text:style-name="P11">SeaWulf-2</text:p>
          </table:table-cell>
        </table:table-row>
        <table:table-row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1">Coordinate/aggregate SeaWulf core generated data (required)</text:p>
          </table:table-cell>
          <table:table-cell table:style-name="Table1.C2" office:value-type="string">
            <text:p text:style-name="P11">SeaWulf-3</text:p>
          </table:table-cell>
        </table:table-row>
        <table:table-row>
          <table:table-cell table:style-name="Table1.A2" office:value-type="string">
            <text:p text:style-name="P5">2<text:span text:style-name="T5">1</text:span></text:p>
          </table:table-cell>
          <table:table-cell table:style-name="Table1.A2" office:value-type="string">
            <text:p text:style-name="P11">Identify opportunity districts in each random district plan (required)</text:p>
          </table:table-cell>
          <table:table-cell table:style-name="Table1.C2" office:value-type="string">
            <text:p text:style-name="P11">SeaWulf-10</text:p>
          </table:table-cell>
        </table:table-row>
        <table:table-row>
          <table:table-cell table:style-name="Table1.A2" office:value-type="string">
            <text:p text:style-name="P5">2<text:span text:style-name="T5">2</text:span></text:p>
          </table:table-cell>
          <table:table-cell table:style-name="Table1.A2" office:value-type="string">
            <text:p text:style-name="P11">Calculate ensemble measures (required)</text:p>
          </table:table-cell>
          <table:table-cell table:style-name="Table1.C2" office:value-type="string">
            <text:p text:style-name="P11">SeaWulf-7</text:p>
          </table:table-cell>
        </table:table-row>
        <table:table-row>
          <table:table-cell table:style-name="Table1.A2" office:value-type="string">
            <text:p text:style-name="P5">2<text:span text:style-name="T5">3</text:span></text:p>
          </table:table-cell>
          <table:table-cell table:style-name="Table1.A2" office:value-type="string">
            <text:p text:style-name="P11">Calculate election winners (required)</text:p>
          </table:table-cell>
          <table:table-cell table:style-name="Table1.C2" office:value-type="string">
            <text:p text:style-name="P11">SeaWulf-4</text:p>
          </table:table-cell>
        </table:table-row>
        <table:table-row>
          <table:table-cell table:style-name="Table1.A2" office:value-type="string">
            <text:p text:style-name="P5">2<text:span text:style-name="T5">4</text:span></text:p>
          </table:table-cell>
          <table:table-cell table:style-name="Table1.A2" office:value-type="string">
            <text:p text:style-name="P11">Calculate the Republican/Democratic split for each random district (required)</text:p>
          </table:table-cell>
          <table:table-cell table:style-name="Table1.C2" office:value-type="string">
            <text:p text:style-name="P11">SeaWulf-5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12">Store SeaWulf data (required)</text:p>
          </table:table-cell>
          <table:table-cell table:style-name="Table1.C2" office:value-type="string">
            <text:p text:style-name="P12">Prepro-5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11">Display demographic heat map by precinct or district (required)</text:p>
          </table:table-cell>
          <table:table-cell table:style-name="Table1.C2" office:value-type="string">
            <text:p text:style-name="P11">GUI-4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11">Display demographic heat map by census block or precinct (preferred)</text:p>
          </table:table-cell>
          <table:table-cell table:style-name="Table1.C2" office:value-type="string">
            <text:p text:style-name="P11">GUI-5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13">Display box &amp; whisker data (required)</text:p>
          </table:table-cell>
          <table:table-cell table:style-name="Table1.C2" office:value-type="string">
            <text:p text:style-name="P13">GUI-23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13">Calculate box &amp; whisker data (required)</text:p>
          </table:table-cell>
          <table:table-cell table:style-name="Table1.C2" office:value-type="string">
            <text:p text:style-name="P13">SeaWulf-12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13">Display Gingles 2/3 analysis results (required)</text:p>
          </table:table-cell>
          <table:table-cell table:style-name="Table1.C2" office:value-type="string">
            <text:p text:style-name="P13">GUI-15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13">Gingles 2/3 precinct analysis (required)</text:p>
          </table:table-cell>
          <table:table-cell table:style-name="Table1.C2" office:value-type="string">
            <text:p text:style-name="P13">Prepro-10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13">Gingles 2/3 non-linear regression analysis (required)</text:p>
          </table:table-cell>
          <table:table-cell table:style-name="Table1.C2" office:value-type="string">
            <text:p text:style-name="P13">Prepro-1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13">Display the Gingles 2/3 analysis data in a tabular display (preferred)</text:p>
          </table:table-cell>
          <table:table-cell table:style-name="Table1.C2" office:value-type="string">
            <text:p text:style-name="P13">GUI-17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13">Highlight a Gingles 2/3 table row (preferred)<text:line-break/></text:p>
          </table:table-cell>
          <table:table-cell table:style-name="Table1.C2" office:value-type="string">
            <text:p text:style-name="P13">GUI-18</text:p>
          </table:table-cell>
        </table:table-row>
        <text:soft-page-break/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13">Reset page (preferred)</text:p>
          </table:table-cell>
          <table:table-cell table:style-name="Table1.C2" office:value-type="string">
            <text:p text:style-name="P13">GUI-12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13">Display candidate results of Ecological Inference (EI) analysis (required)</text:p>
          </table:table-cell>
          <table:table-cell table:style-name="Table1.C2" office:value-type="string">
            <text:p text:style-name="P13">GUI-19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13">Use the PyEI MGGG software to calculate Ecological Inference data (required)</text:p>
          </table:table-cell>
          <table:table-cell table:style-name="Table1.C2" office:value-type="string">
            <text:p text:style-name="P13">Prepro-12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13">Compare two district plans on the map (preferred)</text:p>
          </table:table-cell>
          <table:table-cell table:style-name="Table1.C2" office:value-type="string">
            <text:p text:style-name="P13">GUI-13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13">Identify and store additional random district plans of note (required)</text:p>
          </table:table-cell>
          <table:table-cell table:style-name="Table1.C2" office:value-type="string">
            <text:p text:style-name="P13">SeaWulf-6</text:p>
          </table:table-cell>
        </table:table-row>
        <table:table-row>
          <table:table-cell table:style-name="Table1.A2" office:value-type="string">
            <text:p text:style-name="P14">40</text:p>
          </table:table-cell>
          <table:table-cell table:style-name="Table1.A2" office:value-type="string">
            <text:p text:style-name="P14">Identify “interesting” random district plans (preferred)</text:p>
          </table:table-cell>
          <table:table-cell table:style-name="Table1.C2" office:value-type="string">
            <text:p text:style-name="P14">SeaWulf-11</text:p>
          </table:table-cell>
        </table:table-row>
        <table:table-row>
          <table:table-cell table:style-name="Table1.A2" office:value-type="string">
            <text:p text:style-name="P5">4<text:span text:style-name="T5">1</text:span></text:p>
          </table:table-cell>
          <table:table-cell table:style-name="Table1.A2" office:value-type="string">
            <text:p text:style-name="P13">Python profiler (preferred)</text:p>
          </table:table-cell>
          <table:table-cell table:style-name="Table1.C2" office:value-type="string">
            <text:p text:style-name="P13">SeaWulf-9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0f4761" loext:opacity="100%" style:font-name-asian="Aptos1" style:font-family-asian="Aptos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595959" loext:opacity="100%" style:font-name-asian="Aptos1" style:font-family-asian="Aptos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272727" loext:opacity="100%" style:font-name-asian="Aptos1" style:font-family-asian="Aptos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5</meta:editing-cycles>
    <meta:creation-date>2024-05-12T09:46:35.715805740</meta:creation-date>
    <meta:editing-duration>PT1H3M35S</meta:editing-duration>
    <meta:generator>LibreOffice/24.2.3.2$Linux_X86_64 LibreOffice_project/420$Build-2</meta:generator>
    <dc:title>Ari14</dc:title>
    <dc:date>2024-05-17T21:50:03.356024126</dc:date>
    <meta:document-statistic meta:table-count="1" meta:image-count="0" meta:object-count="0" meta:page-count="3" meta:paragraph-count="129" meta:word-count="379" meta:character-count="2609" meta:non-whitespace-character-count="2357"/>
    <meta:user-defined meta:name="AppVersion">16.0000</meta:user-defined>
    <meta:template xlink:type="simple" xlink:actuate="onRequest" xlink:title="Ari14" xlink:href="../../../../../../Templates/Ari14.ott" meta:date="2024-05-12T09:46:34.586403441"/>
  </office:meta>
</office:document-meta>
</file>